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T1" style:family="text">
      <style:text-properties fo:font-size="14pt" officeooo:rsid="00169b16" style:font-size-asian="12.25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🔁 Model Retraining Guide</text:h>
      <text:p text:style-name="Text_20_body">This guide walks you through the steps required to retrain an existing model using a dataset exported from Roboflow and training it with YOLOv8.</text:p>
      <text:p text:style-name="Horizontal_20_Line"/>
      <text:h text:style-name="Heading_20_3" text:outline-level="3">📁 Dataset Preparation</text:h>
      <text:p text:style-name="Text_20_body">Start by organizing your dataset into the standard YOLO structure. You should have a <text:span text:style-name="Strong_20_Emphasis">dataset folder</text:span> that contains the following subfolders:</text:p>
      <text:list xml:id="list3037639199" text:style-name="L3">
        <text:list-item>
          <text:p text:style-name="P2"><text:span text:style-name="Source_20_Text">train/images</text:span></text:p>
        </text:list-item>
        <text:list-item>
          <text:p text:style-name="P2"><text:span text:style-name="Source_20_Text">train/labels</text:span></text:p>
        </text:list-item>
        <text:list-item>
          <text:p text:style-name="P2"><text:span text:style-name="Source_20_Text">valid/images</text:span></text:p>
        </text:list-item>
        <text:list-item>
          <text:p text:style-name="P2"><text:span text:style-name="Source_20_Text">valid/labels</text:span></text:p>
        </text:list-item>
        <text:list-item>
          <text:p text:style-name="P2"><text:span text:style-name="Source_20_Text">test/images</text:span> (optional for inference/testing)</text:p>
        </text:list-item>
        <text:list-item>
          <text:p text:style-name="P2"><text:span text:style-name="Source_20_Text">test/labels</text:span> (optional)</text:p>
        </text:list-item>
      </text:list>
      <text:p text:style-name="Text_20_body">The <text:span text:style-name="Source_20_Text">images</text:span> folders contain your input images, and the <text:span text:style-name="Source_20_Text">labels</text:span> folders should contain the corresponding <text:span text:style-name="Source_20_Text">.txt</text:span> files for YOLO format annotations.</text:p>
      <text:p text:style-name="Text_20_body">Roboflow makes this easy — export your dataset in YOLOv8 format and it will automatically structure the folders correctly.</text:p>
      <text:p text:style-name="Text_20_body">If your dataset does not include a <text:span text:style-name="Source_20_Text">valid</text:span> set, you can split part of the <text:span text:style-name="Source_20_Text">train</text:span> set using the code below:</text:p>
      <text:p text:style-name="Preformatted_20_Text"><text:span text:style-name="Source_20_Text">import os</text:span></text:p>
      <text:p text:style-name="Preformatted_20_Text"><text:span text:style-name="Source_20_Text">import random</text:span></text:p>
      <text:p text:style-name="Preformatted_20_Text"><text:span text:style-name="Source_20_Text">import shutil</text:span></text:p>
      <text:p text:style-name="Preformatted_20_Text"/>
      <text:p text:style-name="Preformatted_20_Text"><text:span text:style-name="Source_20_Text"># Define dataset paths</text:span></text:p>
      <text:p text:style-name="Preformatted_20_Text"><text:span text:style-name="Source_20_Text">train_img_dir = "your path for train/images"</text:span></text:p>
      <text:p text:style-name="Preformatted_20_Text"><text:span text:style-name="Source_20_Text">train_lbl_dir = "your path for train/labels"</text:span></text:p>
      <text:p text:style-name="Preformatted_20_Text"><text:span text:style-name="Source_20_Text">val_img_dir = "your path for valid/images"</text:span></text:p>
      <text:p text:style-name="Preformatted_20_Text"><text:span text:style-name="Source_20_Text">val_lbl_dir = "your path for valid/labels"</text:span></text:p>
      <text:p text:style-name="Preformatted_20_Text"/>
      <text:p text:style-name="Preformatted_20_Text"><text:span text:style-name="Source_20_Text"># Create directories if they don't exist</text:span></text:p>
      <text:p text:style-name="Preformatted_20_Text"><text:span text:style-name="Source_20_Text">os.makedirs(val_img_dir, exist_ok=True)</text:span></text:p>
      <text:p text:style-name="Preformatted_20_Text"><text:span text:style-name="Source_20_Text">os.makedirs(val_lbl_dir, exist_ok=True)</text:span></text:p>
      <text:p text:style-name="Preformatted_20_Text"/>
      <text:p text:style-name="Preformatted_20_Text"><text:span text:style-name="Source_20_Text"># Get all image filenames (without extensions)</text:span></text:p>
      <text:p text:style-name="Preformatted_20_Text"><text:span text:style-name="Source_20_Text">image_files = [f for f in os.listdir(train_img_dir) if f.endswith((".jpg", ".png", ".jpeg"))]</text:span></text:p>
      <text:p text:style-name="Preformatted_20_Text"><text:span text:style-name="Source_20_Text">random.shuffle(image_files) <text:s/># Shuffle for randomness</text:span></text:p>
      <text:p text:style-name="Preformatted_20_Text"/>
      <text:p text:style-name="Preformatted_20_Text"><text:span text:style-name="Source_20_Text"># Select 20% of images for validation</text:span></text:p>
      <text:p text:style-name="Preformatted_20_Text"><text:span text:style-name="Source_20_Text">num_val = int(0.2 * len(image_files))</text:span></text:p>
      <text:p text:style-name="Preformatted_20_Text"><text:span text:style-name="Source_20_Text">val_images = image_files[:num_val]</text:span></text:p>
      <text:p text:style-name="Preformatted_20_Text"/>
      <text:p text:style-name="Preformatted_20_Text"><text:span text:style-name="Source_20_Text"># Move images and corresponding labels</text:span></text:p>
      <text:p text:style-name="Preformatted_20_Text"><text:span text:style-name="Source_20_Text">for img in val_images:</text:span></text:p>
      <text:p text:style-name="Preformatted_20_Text"><text:span text:style-name="Source_20_Text"><text:s text:c="4"/>img_base = os.path.splitext(img)[0] <text:s/># Remove file extension</text:span></text:p>
      <text:p text:style-name="Preformatted_20_Text"><text:soft-page-break/></text:p>
      <text:p text:style-name="Preformatted_20_Text"><text:span text:style-name="Source_20_Text"><text:s text:c="4"/>img_path = os.path.join(train_img_dir, img)</text:span></text:p>
      <text:p text:style-name="Preformatted_20_Text"><text:span text:style-name="Source_20_Text"><text:s text:c="4"/>lbl_path = os.path.join(train_lbl_dir, img_base + ".txt")</text:span></text:p>
      <text:p text:style-name="Preformatted_20_Text"/>
      <text:p text:style-name="Preformatted_20_Text"><text:span text:style-name="Source_20_Text"><text:s text:c="4"/># Move image</text:span></text:p>
      <text:p text:style-name="Preformatted_20_Text"><text:span text:style-name="Source_20_Text"><text:s text:c="4"/>shutil.move(img_path, os.path.join(val_img_dir, img))</text:span></text:p>
      <text:p text:style-name="Preformatted_20_Text"/>
      <text:p text:style-name="Preformatted_20_Text"><text:span text:style-name="Source_20_Text"><text:s text:c="4"/># Move corresponding label if it exists</text:span></text:p>
      <text:p text:style-name="Preformatted_20_Text"><text:span text:style-name="Source_20_Text"><text:s text:c="4"/>if os.path.exists(lbl_path):</text:span></text:p>
      <text:p text:style-name="Preformatted_20_Text"><text:span text:style-name="Source_20_Text"><text:s text:c="8"/>shutil.move(lbl_path, os.path.join(val_lbl_dir, img_base + ".txt")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f"⚠️ Warning: No label found for {img}, skipping label move.")</text:span></text:p>
      <text:p text:style-name="Preformatted_20_Text"/>
      <text:p text:style-name="P1"><text:span text:style-name="Source_20_Text">print(f"✅ Successfully moved {num_val} images and their labels to validation set!")</text:span></text:p>
      <text:p text:style-name="Horizontal_20_Line"/>
      <text:h text:style-name="Heading_20_3" text:outline-level="3">📥 Model Configuration</text:h>
      <text:p text:style-name="Text_20_body">You need two files to proceed with training:</text:p>
      <text:list xml:id="list1740260031" text:style-name="L4">
        <text:list-item>
          <text:p text:style-name="P3"><text:span text:style-name="Strong_20_Emphasis">Model architecture YAML</text:span> — This describes the model you want to use or fine-tune (e.g., <text:span text:style-name="Source_20_Text">yolov8m.yaml</text:span>).</text:p>
        </text:list-item>
        <text:list-item>
          <text:p text:style-name="P3"><text:span text:style-name="Strong_20_Emphasis">Pre-trained weights</text:span> — The <text:span text:style-name="Source_20_Text">.pt</text:span> file of the existing trained model you want to improve or fine-tune.</text:p>
        </text:list-item>
      </text:list>
      <text:p text:style-name="Text_20_body">These files can be either downloaded from the YOLOv8 repository or from your previously trained models.</text:p>
      <text:p text:style-name="Horizontal_20_Line"/>
      <text:h text:style-name="Heading_20_3" text:outline-level="3">🧠 Training the Model</text:h>
      <text:p text:style-name="Text_20_body">With your dataset prepared and your model configuration ready, you're all set to train:</text:p>
      <text:p text:style-name="Preformatted_20_Text"><text:span text:style-name="Source_20_Text">from ultralytics import YOLO</text:span></text:p>
      <text:p text:style-name="Preformatted_20_Text"/>
      <text:p text:style-name="Preformatted_20_Text"><text:span text:style-name="Source_20_Text"># Load a pre-trained model and modify its architecture</text:span></text:p>
      <text:p text:style-name="Preformatted_20_Text"><text:span text:style-name="Source_20_Text">model = YOLO("your path for yolov8m.yaml").load("your path for pre-trained .pt model")</text:span></text:p>
      <text:p text:style-name="Preformatted_20_Text"/>
      <text:p text:style-name="Preformatted_20_Text"><text:span text:style-name="Source_20_Text"># Train the model with early stopping</text:span></text:p>
      <text:p text:style-name="Preformatted_20_Text"><text:span text:style-name="Source_20_Text">result = model.train(</text:span></text:p>
      <text:p text:style-name="Preformatted_20_Text"><text:span text:style-name="Source_20_Text"><text:s text:c="4"/>data="your path for data.yaml",</text:span></text:p>
      <text:p text:style-name="Preformatted_20_Text"><text:span text:style-name="Source_20_Text"><text:s text:c="4"/>epochs=10, <text:s text:c="8"/># Maximum number of epochs</text:span></text:p>
      <text:p text:style-name="Preformatted_20_Text"><text:span text:style-name="Source_20_Text"><text:s text:c="4"/>imgsz=640, <text:s text:c="8"/># Image size</text:span></text:p>
      <text:p text:style-name="Preformatted_20_Text"><text:span text:style-name="Source_20_Text"><text:s text:c="4"/>val=True, <text:s text:c="9"/># Use validation set</text:span></text:p>
      <text:p text:style-name="Preformatted_20_Text"><text:span text:style-name="Source_20_Text"><text:s text:c="4"/>patience=10 <text:s text:c="7"/># Stop early if no improvement after 10 epochs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Save the trained model</text:span></text:p>
      <text:p text:style-name="P1"><text:span text:style-name="Source_20_Text">model.save("your path to save trained model .pt file"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00:30:48.462440823</meta:creation-date>
    <dc:date>2025-04-05T00:45:48.820370840</dc:date>
    <meta:editing-duration>PT4M49S</meta:editing-duration>
    <meta:editing-cycles>1</meta:editing-cycles>
    <meta:document-statistic meta:table-count="0" meta:image-count="0" meta:object-count="0" meta:page-count="2" meta:paragraph-count="63" meta:word-count="435" meta:character-count="3097" meta:non-whitespace-character-count="2628"/>
    <meta:generator>LibreOffice/7.3.7.2$Linux_X86_64 LibreOffice_project/30$Build-2</meta:generator>
  </office:meta>
</office:document-meta>
</file>